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53cm"/>
    </style:style>
    <style:style style:name="co5" style:family="table-column">
      <style:table-column-properties fo:break-before="auto" style:column-width="3.8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EXL116</text:p>
          </table:table-cell>
          <table:covered-table-cell table:style-name="ce2"/>
          <table:table-cell table:style-name="ce2"/>
          <table:table-cell table:style-name="ce1" office:value-type="string" table:number-columns-spanned="2" table:number-rows-spanned="1">
            <text:p>EXL120</text:p>
          </table:table-cell>
          <table:covered-table-cell table:style-name="ce2"/>
        </table:table-row>
        <table:table-row table:style-name="ro1">
          <table:table-cell table:style-name="ce2" office:value-type="string">
            <text:p>Section (mm²)</text:p>
          </table:table-cell>
          <table:table-cell table:style-name="ce2" office:value-type="string">
            <text:p>Diamètre (mm)</text:p>
          </table:table-cell>
          <table:table-cell table:style-name="ce2"/>
          <table:table-cell table:style-name="ce2" office:value-type="string">
            <text:p>Section (mm²)</text:p>
          </table:table-cell>
          <table:table-cell table:style-name="ce2" office:value-type="string">
            <text:p>Diamètre (mm)</text:p>
          </table:table-cell>
        </table:table-row>
        <table:table-row table:style-name="ro1">
          <table:table-cell table:formula="of:=PI()*[.B3]*[.B3]/4" office:value-type="float" office:value="0.06157521601036">
            <text:p>0,061575216</text:p>
          </table:table-cell>
          <table:table-cell office:value-type="float" office:value="0.28">
            <text:p>0,28</text:p>
          </table:table-cell>
          <table:table-cell/>
          <table:table-cell office:value-type="float" office:value="0.04">
            <text:p>0,04</text:p>
          </table:table-cell>
          <table:table-cell table:formula="of:=2*SQRT([.D3]/PI())" office:value-type="float" office:value="0.225675833419103">
            <text:p>0,2256758334</text:p>
          </table:table-cell>
        </table:table-row>
        <table:table-row table:style-name="ro1">
          <table:table-cell table:formula="of:=PI()*[.B4]*[.B4]/4" office:value-type="float" office:value="0.101787601976309">
            <text:p>0,101787602</text:p>
          </table:table-cell>
          <table:table-cell office:value-type="float" office:value="0.36">
            <text:p>0,36</text:p>
          </table:table-cell>
          <table:table-cell/>
          <table:table-cell office:value-type="float" office:value="0.06">
            <text:p>0,06</text:p>
          </table:table-cell>
          <table:table-cell table:formula="of:=2*SQRT([.D4]/PI())" office:value-type="float" office:value="0.276395319577068">
            <text:p>0,2763953196</text:p>
          </table:table-cell>
        </table:table-row>
        <table:table-row table:style-name="ro1">
          <table:table-cell table:formula="of:=PI()*[.B5]*[.B5]/4" office:value-type="float" office:value="0.1661902513749">
            <text:p>0,1661902514</text:p>
          </table:table-cell>
          <table:table-cell office:value-type="float" office:value="0.46">
            <text:p>0,46</text:p>
          </table:table-cell>
          <table:table-cell/>
          <table:table-cell office:value-type="float" office:value="0.13">
            <text:p>0,13</text:p>
          </table:table-cell>
          <table:table-cell table:formula="of:=2*SQRT([.D5]/PI())" office:value-type="float" office:value="0.406842894512822">
            <text:p>0,4068428945</text:p>
          </table:table-cell>
        </table:table-row>
        <table:table-row table:style-name="ro1">
          <table:table-cell table:formula="of:=PI()*[.B6]*[.B6]/4" office:value-type="float" office:value="0.453645979178366">
            <text:p>0,4536459792</text:p>
          </table:table-cell>
          <table:table-cell office:value-type="float" office:value="0.76">
            <text:p>0,76</text:p>
          </table:table-cell>
          <table:table-cell/>
          <table:table-cell office:value-type="float" office:value="0.29">
            <text:p>0,29</text:p>
          </table:table-cell>
          <table:table-cell table:formula="of:=2*SQRT([.D6]/PI())" office:value-type="float" office:value="0.60765077797465">
            <text:p>0,607650778</text:p>
          </table:table-cell>
        </table:table-row>
        <table:table-row table:style-name="ro1">
          <table:table-cell table:formula="of:=PI()*[.B7]*[.B7]/4" office:value-type="float" office:value="0.899202357273739">
            <text:p>0,8992023573</text:p>
          </table:table-cell>
          <table:table-cell office:value-type="float" office:value="1.07">
            <text:p>1,07</text:p>
          </table:table-cell>
          <table:table-cell/>
          <table:table-cell office:value-type="float" office:value="0.52">
            <text:p>0,52</text:p>
          </table:table-cell>
          <table:table-cell table:formula="of:=2*SQRT([.D7]/PI())" office:value-type="float" office:value="0.813685789025644">
            <text:p>0,813685789</text:p>
          </table:table-cell>
        </table:table-row>
        <table:table-row table:style-name="ro1">
          <table:table-cell table:formula="of:=PI()*[.B8]*[.B8]/4" office:value-type="float" office:value="1.36847775990371">
            <text:p>1,3684777599</text:p>
          </table:table-cell>
          <table:table-cell office:value-type="float" office:value="1.32">
            <text:p>1,32</text:p>
          </table:table-cell>
          <table:table-cell/>
          <table:table-cell office:value-type="float" office:value="0.9">
            <text:p>0,9</text:p>
          </table:table-cell>
          <table:table-cell table:formula="of:=2*SQRT([.D8]/PI())" office:value-type="float" office:value="1.07047446969166">
            <text:p>1,0704744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4:37:17.87</meta:creation-date>
    <dc:date>2014-03-31T15:57:33.48</dc:date>
    <meta:editing-duration>PT3M3S</meta:editing-duration>
    <meta:editing-cycles>2</meta:editing-cycles>
    <meta:generator>LibreOffice/4.0.4.2$Windows_x86 LibreOffice_project/9e9821abd0ffdbc09cd8c52eaa574fa09eb08f2</meta:generator>
    <meta:document-statistic meta:table-count="1" meta:cell-count="30" meta:object-count="0"/>
  </office:meta>
</office:document-meta>
</file>